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1:</text:p>
      <text:p text:style-name="Standard"><text:tab/>Protocols, Stacks</text:p>
      <text:p text:style-name="Standard"><text:tab/><text:tab/>ICP/IP or Internet Stack</text:p>
      <text:p text:style-name="Standard"><text:tab/><text:tab/>5-layer</text:p>
      <text:p text:style-name="Standard"><text:tab/>Types of multiplexing</text:p>
      <text:p text:style-name="Standard"><text:tab/>Sources of delay,</text:p>
      <text:p text:style-name="Standard"><text:tab/><text:tab/>Problems:<text:tab/>end-to-end delay,</text:p>
      <text:p text:style-name="Standard"><text:tab/><text:tab/><text:tab/><text:tab/>queuing delay</text:p>
      <text:p text:style-name="Standard"><text:tab/><text:tab/><text:tab/><text:tab/>traffic intensity</text:p>
      <text:p text:style-name="Standard"><text:tab/><text:tab/><text:tab/><text:tab/>Throughput</text:p>
      <text:p text:style-name="Standard">Chapter 2;</text:p>
      <text:p text:style-name="Standard"><text:tab/>HTTP:</text:p>
      <text:p text:style-name="Standard"><text:tab/>SMTP:</text:p>
      <text:p text:style-name="Standard"><text:tab/>DNS</text:p>
      <text:p text:style-name="Standard"><text:tab/>FTP (SFTP now)</text:p>
      <text:p text:style-name="Standard"><text:tab/>Peer-to-Peer</text:p>
      <text:p text:style-name="Standard"><text:tab/>Python</text:p>
      <text:p text:style-name="Standard"/>
      <text:p text:style-name="Standard">Chapter 3:</text:p>
      <text:p text:style-name="Standard"><text:tab/>TCP, UD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MPSC381<text:tab/>ICN<text:tab/>201212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2-12-11T13:46:46</meta:creation-date>
    <dc:date>2012-12-11T14:30:42</dc:date>
    <dc:creator>Braden Licastro</dc:creator>
    <meta:editing-duration>PT42M58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20" meta:word-count="40" meta:character-count="285" meta:non-whitespace-character-count="237"/>
  </office:meta>
</office:document-meta>
</file>